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dd0fe" officeooo:paragraph-rsid="001dd0fe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1dd0fe" officeooo:paragraph-rsid="001dd0f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ffeb1" officeooo:paragraph-rsid="001ffeb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c9211e" loext:opacity="100%" fo:font-style="normal" fo:font-weight="normal" officeooo:rsid="001dd0fe" officeooo:paragraph-rsid="001e437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1c1c1c" loext:opacity="100%" fo:font-style="normal" fo:font-weight="normal" officeooo:rsid="001dd0fe" officeooo:paragraph-rsid="001fde5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1ffeb1" officeooo:paragraph-rsid="001ffeb1"/>
    </style:style>
    <style:style style:name="P7" style:family="paragraph" style:parent-style-name="Standard">
      <style:text-properties officeooo:rsid="00234946" officeooo:paragraph-rsid="001ffeb1"/>
    </style:style>
    <style:style style:name="P8" style:family="paragraph" style:parent-style-name="Standard">
      <style:text-properties officeooo:rsid="00234946" officeooo:paragraph-rsid="00234946"/>
    </style:style>
    <style:style style:name="P9" style:family="paragraph" style:parent-style-name="Standard">
      <style:text-properties officeooo:rsid="0023a48e" officeooo:paragraph-rsid="00234946"/>
    </style:style>
    <style:style style:name="P10" style:family="paragraph" style:parent-style-name="Standard">
      <style:text-properties officeooo:rsid="0023a48e" officeooo:paragraph-rsid="0023a48e"/>
    </style:style>
    <style:style style:name="P11" style:family="paragraph" style:parent-style-name="Standard">
      <style:text-properties officeooo:rsid="0023a48e" officeooo:paragraph-rsid="0024dcee"/>
    </style:style>
    <style:style style:name="P12" style:family="paragraph" style:parent-style-name="Standard">
      <style:text-properties fo:font-style="normal" fo:font-weight="normal" officeooo:rsid="00234946" officeooo:paragraph-rsid="0023494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3a48e" officeooo:paragraph-rsid="0023a48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5b030" officeooo:paragraph-rsid="0024dcee" style:font-style-asian="normal" style:font-weight-asian="normal" style:font-style-complex="normal" style:font-weight-complex="normal"/>
    </style:style>
    <style:style style:name="T1" style:family="text">
      <style:text-properties officeooo:rsid="001e4376"/>
    </style:style>
    <style:style style:name="T2" style:family="text">
      <style:text-properties officeooo:rsid="001fde52"/>
    </style:style>
    <style:style style:name="T3" style:family="text">
      <style:text-properties officeooo:rsid="001ffeb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1659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3494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4dcee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lure in life simply means that desire was not strong enough. Do you agree or disagree?</text:p>
      <text:p text:style-name="P1"/>
      <text:p text:style-name="P4">It is often speculated that individuals fails in life due to sole reason of not having desire strong enough. </text:p>
      <text:p text:style-name="P5">I completely disagree to this statement.</text:p>
      <text:p text:style-name="P2"/>
      <text:p text:style-name="P2">Firstly, even though an individual has a strong desire, <text:span text:style-name="T2">circumstances</text:span> determines his chances of success. In today’s timeline, where luck matters, every event and task’s success is unpredictable despite of the hard work, proper plannings, budget, etc. A small turn of event is enough to collapse the whole goal’s approach. <text:span text:style-name="T1">For instance, a company whose business’s profit are at peak may hit the </text:span><text:span text:style-name="T3">rock bottom if an unforeseen event arise. </text:span></text:p>
      <text:p text:style-name="P3"/>
      <text:p text:style-name="P6"><text:span text:style-name="T4">Moreover, fluctuation in market causes an on-going task to fail. We generally witness lack of budget, </text:span><text:span text:style-name="T5">infrastructure unavailability </text:span><text:span text:style-name="T6">and many economic crisis which often leaves a huge scar on one’s hard work, ultimately leading to failure. Furthermore, various management problems, legal issues and other feasibility related issues makes an individual’s goal a hard nut to crack.</text:span></text:p>
      <text:p text:style-name="P7"><text:span text:style-name="T6"/></text:p>
      <text:p text:style-name="P12">To sum up, an individual can be successful in life with a strong desire along with strong luck and desirable market situations and management.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4"/></text:p>
      <text:p text:style-name="P10"><text:span text:style-name="T4"/></text:p>
      <text:p text:style-name="P10"><text:span text:style-name="T4">It is widely evaluated that an individual not having strong desire fails. I completely agree to this statement.</text:span></text:p>
      <text:p text:style-name="P10"><text:span text:style-name="T4"/></text:p>
      <text:p text:style-name="P13">Initially, a weak desire causes the prerequisites and plannings to go sideways which causes minimum chance of success. In today’s timeline, where proper panning is required for a successful goal, a weak <text:soft-page-break/>desire obstruct the planning process causing a faulty plan to initialize causing failure. If the motive on an individual is strong then they could show their utmost effort on planning their milestones and pathways to success.</text:p>
      <text:p text:style-name="P10"><text:span text:style-name="T4"/></text:p>
      <text:p text:style-name="P11"><text:span text:style-name="T4">Moreover a weak desire to do something decreases productivity and efficiency of doing a particular task. We generally witness laziness, fatigue and less productivity on people having a weak desire on a task, ultimately leading to failure.</text:span><text:span text:style-name="T7"> For example, an employee who has a weak desire is seen to be less productive, often seen gloomy than an individual with strong motive who would prove more productive which obviously leads to success.</text:span></text:p>
      <text:p text:style-name="P11"><text:span text:style-name="T7"/></text:p>
      <text:p text:style-name="P14">Thus, a weak desire is the root cause of all the bad plannings, less productiveness, less efficiency, etc which leads an individual to fail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1:44:39.779000000</meta:creation-date>
    <dc:date>2023-10-13T11:19:23.477000000</dc:date>
    <meta:editing-duration>PT1H1M26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0" meta:word-count="372" meta:character-count="2314" meta:non-whitespace-character-count="1950"/>
  </office:meta>
</office:document-meta>
</file>